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style:line-height-at-least="0.582cm"/>
      <style:text-properties fo:font-variant="normal" fo:text-transform="none" fo:letter-spacing="normal"/>
    </style:style>
    <style:style style:name="P8" style:family="paragraph" style:parent-style-name="Preformatted_20_Text">
      <style:paragraph-properties style:line-height-at-least="0.582cm"/>
      <style:text-properties fo:font-variant="normal" fo:text-transform="none" fo:color="#696969" fo:letter-spacing="normal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696969" fo:letter-spacing="normal" fo:font-weight="bold" style:font-weight-asian="bold" style:font-weight-complex="bold"/>
    </style:style>
    <style:style style:name="P10" style:family="paragraph" style:parent-style-name="Preformatted_20_Text">
      <style:paragraph-properties style:line-height-at-least="0.582cm"/>
    </style:style>
    <style:style style:name="P11" style:family="paragraph" style:parent-style-name="Preformatted_20_Text">
      <style:paragraph-properties fo:margin-top="0cm" fo:margin-bottom="0.499cm" style:line-height-at-least="0.582cm"/>
      <style:text-properties fo:font-variant="normal" fo:text-transform="none" fo:letter-spacing="normal"/>
    </style:style>
    <style:style style:name="P12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96969" fo:font-size="10.5pt" fo:font-style="normal" fo:font-weight="normal"/>
    </style:style>
    <style:style style:name="T3" style:family="text">
      <style:text-properties fo:font-size="10.5pt" fo:font-style="normal" fo:font-weight="normal"/>
    </style:style>
    <style:style style:name="T4" style:family="text">
      <style:text-properties fo:font-variant="normal" fo:text-transform="none" fo:color="#696969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696969" fo:letter-spacing="normal" fo:font-weight="normal" style:font-weight-asian="normal" style:font-weight-complex="normal"/>
    </style:style>
    <style:style style:name="T6" style:family="text">
      <style:text-properties fo:color="#808030" fo:font-size="10.5pt" fo:font-style="normal" fo:font-weight="normal"/>
    </style:style>
    <style:style style:name="T7" style:family="text">
      <style:text-properties fo:color="#0000e6" fo:font-size="10.5pt" fo:font-style="normal" fo:font-weight="normal"/>
    </style:style>
    <style:style style:name="T8" style:family="text">
      <style:text-properties fo:color="#800080" fo:font-size="10.5pt" fo:font-style="normal" fo:font-weight="normal"/>
    </style:style>
    <style:style style:name="T9" style:family="text">
      <style:text-properties fo:color="#008c00" fo:font-size="10.5pt" fo:font-style="normal" fo:font-weight="normal"/>
    </style:style>
    <style:style style:name="T10" style:family="text">
      <style:text-properties fo:color="#800000" fo:font-size="10.5pt" fo:font-style="normal" fo:font-weight="bold"/>
    </style:style>
    <style:style style:name="T11" style:family="text">
      <style:text-properties fo:color="#008000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JQUERY</text:p>
      <text:p text:style-name="P1"/>
      <text:p text:style-name="P6"><text:span text:style-name="Source_20_Text"><text:span text:style-name="T5"><text:s text:c="2"/></text:span></text:span><text:span text:style-name="Source_20_Text"><text:span text:style-name="T4">//--- COMMON JQUERY SELECTORS ---//</text:span></text:span></text:p>
      <text:p text:style-name="P7"><text:s text:c="12"/><text:span text:style-name="T2">// get element by id</text:span></text:p>
      <text:p text:style-name="P7"><text:s text:c="12"/><text:span text:style-name="T3">$</text:span><text:span text:style-name="T6">(</text:span><text:span text:style-name="T7">"#ElementID"</text:span><text:span text:style-name="T6">).</text:span><text:span text:style-name="T3">whatever</text:span><text:span text:style-name="T6">()</text:span><text:span text:style-name="T8">;</text:span></text:p>
      <text:p text:style-name="P10"/>
      <text:p text:style-name="P7"><text:s text:c="12"/><text:span text:style-name="T2">// get element by css class</text:span></text:p>
      <text:p text:style-name="P7"><text:s text:c="12"/><text:span text:style-name="T3">$</text:span><text:span text:style-name="T6">(</text:span><text:span text:style-name="T7">".ClassName"</text:span><text:span text:style-name="T6">).</text:span><text:span text:style-name="T3">whatever</text:span><text:span text:style-name="T6">()</text:span><text:span text:style-name="T8">;</text:span></text:p>
      <text:p text:style-name="P10"/>
      <text:p text:style-name="P7"><text:s text:c="12"/><text:span text:style-name="T2">// get elements where id contains a string</text:span></text:p>
      <text:p text:style-name="P7"><text:s text:c="12"/><text:span text:style-name="T3">$</text:span><text:span text:style-name="T6">(</text:span><text:span text:style-name="T7">"[id*='value']"</text:span><text:span text:style-name="T6">).</text:span><text:span text:style-name="T3">whatever</text:span><text:span text:style-name="T6">()</text:span><text:span text:style-name="T8">;</text:span></text:p>
      <text:p text:style-name="P10"/>
      <text:p text:style-name="P7"><text:s text:c="12"/><text:span text:style-name="T2">// get elements where id starts with a string</text:span></text:p>
      <text:p text:style-name="P7"><text:s text:c="12"/><text:span text:style-name="T3">$</text:span><text:span text:style-name="T6">(</text:span><text:span text:style-name="T7">"[id^='value']"</text:span><text:span text:style-name="T6">).</text:span><text:span text:style-name="T3">whatever</text:span><text:span text:style-name="T6">()</text:span><text:span text:style-name="T8">;</text:span></text:p>
      <text:p text:style-name="P10"/>
      <text:p text:style-name="P7"><text:s text:c="12"/><text:span text:style-name="T2">// get elements where id ends with a string</text:span></text:p>
      <text:p text:style-name="P7"><text:s text:c="12"/><text:span text:style-name="T3">$</text:span><text:span text:style-name="T6">(</text:span><text:span text:style-name="T7">"[id$='value']"</text:span><text:span text:style-name="T6">).</text:span><text:span text:style-name="T3">whatever</text:span><text:span text:style-name="T6">()</text:span><text:span text:style-name="T8">;</text:span></text:p>
      <text:p text:style-name="P10"/>
      <text:p text:style-name="P7"><text:s text:c="12"/><text:span text:style-name="T2">// get all elements of certain type (can use "p", "a", "div" - any html tag)</text:span></text:p>
      <text:p text:style-name="P11"><text:s text:c="12"/><text:span text:style-name="T3">$</text:span><text:span text:style-name="T6">(</text:span><text:span text:style-name="T7">"div"</text:span><text:span text:style-name="T6">).</text:span><text:span text:style-name="T3">whatever</text:span><text:span text:style-name="T6">()</text:span><text:span text:style-name="T8">;</text:span></text:p>
      <text:p text:style-name="P6"><text:span text:style-name="Source_20_Text"><text:span text:style-name="T1"/></text:span></text:p>
      <text:p text:style-name="P6"><text:span text:style-name="Source_20_Text"><text:span text:style-name="T5"><text:s text:c="12"/></text:span></text:span><text:span text:style-name="Source_20_Text"><text:span text:style-name="T4">//--- JQUERY TOGGLE/SHOW/HIDE ---//</text:span></text:span></text:p>
      <text:p text:style-name="P7"><text:s text:c="12"/><text:span text:style-name="T2">// toggle hide/show of an element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toggle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toggle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Toggle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10"/>
      <text:p text:style-name="P7"><text:s text:c="12"/><text:span text:style-name="T2">// hide an element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hide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hide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Hide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10"/>
      <text:p text:style-name="P7"><text:s text:c="12"/><text:span text:style-name="T2">// show an element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how</text:span><text:span text:style-name="T6">(</text:span><text:span text:style-name="T9">1000</text:span><text:span text:style-name="T6">)</text:span><text:span text:style-name="T8">;</text:span></text:p>
      <text:p text:style-name="P10"><text:soft-page-break/></text:p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how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Show Complete"</text:span><text:span text:style-name="T6">)</text:span><text:span text:style-name="T8">;</text:span></text:p>
      <text:p text:style-name="P11"><text:s text:c="12"/><text:span text:style-name="T8">}</text:span><text:span text:style-name="T6">)</text:span><text:span text:style-name="T8">;</text:span></text:p>
      <text:p text:style-name="P6"><text:span text:style-name="Source_20_Text"><text:span text:style-name="T5"><text:s text:c="10"/></text:span></text:span><text:span text:style-name="Source_20_Text"><text:span text:style-name="T4">//--- JQUERY SLIDE - SLIDE AN ELEMENT IN AND OUT ---//</text:span></text:span></text:p>
      <text:p text:style-name="P7"><text:s text:c="12"/><text:span text:style-name="T2">// toggle slide up and down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Toggle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Toggle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Slide Toggle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7"><text:s text:c="12"/><text:span text:style-name="T2">// slide up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Up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Up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Slide Up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7"><text:s text:c="12"/><text:span text:style-name="T2">// slide down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Down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slideDown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Slide Down Complete"</text:span><text:span text:style-name="T6">)</text:span><text:span text:style-name="T8">;</text:span></text:p>
      <text:p text:style-name="P11"><text:s text:c="12"/><text:span text:style-name="T8">}</text:span><text:span text:style-name="T6">)</text:span><text:span text:style-name="T8">;</text:span></text:p>
      <text:p text:style-name="P6"><text:span text:style-name="Source_20_Text"><text:span text:style-name="T5"><text:s text:c="11"/></text:span></text:span><text:span text:style-name="Source_20_Text"><text:span text:style-name="T4">//--- JQUERY FADE - FADE AN ELEMENT IN, OUT &amp; TO ---//</text:span></text:span></text:p>
      <text:p text:style-name="P7"><text:s text:c="12"/><text:span text:style-name="T2">// fade in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fadeIn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fadeIn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Fade In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7"><text:s text:c="12"/><text:span text:style-name="T2">// fade out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fadeOut</text:span><text:span text:style-name="T6">(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oft-page-break/><text:s text:c="12"/><text:span text:style-name="T3">$</text:span><text:span text:style-name="T6">(</text:span><text:span text:style-name="T7">"#DivID"</text:span><text:span text:style-name="T6">).</text:span><text:span text:style-name="T3">fadeOut</text:span><text:span text:style-name="T6">(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Fade Out Complete"</text:span><text:span text:style-name="T6">)</text:span><text:span text:style-name="T8">;</text:span></text:p>
      <text:p text:style-name="P7"><text:s text:c="12"/><text:span text:style-name="T8">}</text:span><text:span text:style-name="T6">)</text:span><text:span text:style-name="T8">;</text:span></text:p>
      <text:p text:style-name="P10"/>
      <text:p text:style-name="P7"><text:s text:c="12"/><text:span text:style-name="T2">// fade to (fades to specified opacity)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fadeTo</text:span><text:span text:style-name="T6">(</text:span><text:span text:style-name="T9">1000</text:span><text:span text:style-name="T6">,</text:span><text:span text:style-name="T3"> </text:span><text:span text:style-name="T11">0.25</text:span><text:span text:style-name="T6">)</text:span><text:span text:style-name="T8">;</text:span></text:p>
      <text:p text:style-name="P10"/>
      <text:p text:style-name="P7"><text:s text:c="12"/><text:span text:style-name="T2">// do something when animation is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fadeTo</text:span><text:span text:style-name="T6">(</text:span><text:span text:style-name="T9">1000</text:span><text:span text:style-name="T6">,</text:span><text:span text:style-name="T3"> </text:span><text:span text:style-name="T11">0.25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Fade To Complete"</text:span><text:span text:style-name="T6">)</text:span><text:span text:style-name="T8">;</text:span></text:p>
      <text:p text:style-name="P11"><text:s text:c="12"/><text:span text:style-name="T8">}</text:span><text:span text:style-name="T6">)</text:span><text:span text:style-name="T8">;</text:span></text:p>
      <text:p text:style-name="P5"><text:line-break/><text:span text:style-name="Source_20_Text"><text:span text:style-name="T5"> <text:s text:c="4"/></text:span></text:span><text:span text:style-name="Source_20_Text"><text:span text:style-name="T4">//--- ANIMATE (EXAMPLE USES OPACITY, BUT CAN USE ANY CSS PROPERTY. ---//</text:span></text:span></text:p>
      <text:p text:style-name="P8"><text:s text:c="12"/><text:span text:style-name="T3">//--- NOTE SOME MY REQUIRE THE USE OF A PLUGIN SUCH AS JQUERY COLOR ANIMATION PLUGIN. ---//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animate</text:span><text:span text:style-name="T6">(</text:span><text:span text:style-name="T8">{</text:span><text:span text:style-name="T3"> opacity</text:span><text:span text:style-name="T8">:</text:span><text:span text:style-name="T3"> </text:span><text:span text:style-name="T11">0.25</text:span><text:span text:style-name="T3"> </text:span><text:span text:style-name="T8">}</text:span><text:span text:style-name="T6">,</text:span><text:span text:style-name="T3"> </text:span><text:span text:style-name="T9">1000</text:span><text:span text:style-name="T6">)</text:span><text:span text:style-name="T8">;</text:span></text:p>
      <text:p text:style-name="P10"/>
      <text:p text:style-name="P7"><text:s text:c="12"/><text:span text:style-name="T2">// do something when animation complete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animate</text:span><text:span text:style-name="T6">(</text:span><text:span text:style-name="T8">{</text:span><text:span text:style-name="T3"> opacity</text:span><text:span text:style-name="T8">:</text:span><text:span text:style-name="T3"> </text:span><text:span text:style-name="T11">0.25</text:span><text:span text:style-name="T3"> </text:span><text:span text:style-name="T8">}</text:span><text:span text:style-name="T6">,</text:span><text:span text:style-name="T3"> </text:span><text:span text:style-name="T9">1000</text:span><text:span text:style-name="T6">,</text:span><text:span text:style-name="T3"> </text:span><text:span text:style-name="T10">function</text:span><text:span text:style-name="T3"> </text:span><text:span text:style-name="T6">()</text:span><text:span text:style-name="T3"> </text:span><text:span text:style-name="T8">{</text:span></text:p>
      <text:p text:style-name="P7"><text:s text:c="16"/><text:span text:style-name="T3">alert</text:span><text:span text:style-name="T6">(</text:span><text:span text:style-name="T7">"Opacity Animation Complete"</text:span><text:span text:style-name="T6">)</text:span><text:span text:style-name="T8">;</text:span></text:p>
      <text:p text:style-name="P11"><text:s text:c="12"/><text:span text:style-name="T8">}</text:span><text:span text:style-name="T6">)</text:span><text:span text:style-name="T8">;</text:span></text:p>
      <text:p text:style-name="P12"><text:span text:style-name="Source_20_Text"><text:span text:style-name="T5"><text:s text:c="12"/></text:span></text:span><text:span text:style-name="Source_20_Text"><text:span text:style-name="T4">//--- ADD &amp; REMOVE CSS CLASSES ---///</text:span></text:span></text:p>
      <text:p text:style-name="P7"><text:s text:c="12"/><text:span text:style-name="T2">// add css class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addClass</text:span><text:span text:style-name="T6">(</text:span><text:span text:style-name="T7">"newclassname"</text:span><text:span text:style-name="T6">)</text:span><text:span text:style-name="T8">;</text:span></text:p>
      <text:p text:style-name="P10"/>
      <text:p text:style-name="P7"><text:s text:c="12"/><text:span text:style-name="T2">// remove css class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removeClass</text:span><text:span text:style-name="T6">(</text:span><text:span text:style-name="T7">"classname"</text:span><text:span text:style-name="T6">)</text:span><text:span text:style-name="T8">;</text:span></text:p>
      <text:p text:style-name="P10"/>
      <text:p text:style-name="P7"><text:s text:c="12"/><text:span text:style-name="T2">// add &amp; remove class together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removeClass</text:span><text:span text:style-name="T6">(</text:span><text:span text:style-name="T7">"classname"</text:span><text:span text:style-name="T6">).</text:span><text:span text:style-name="T3">addClass</text:span><text:span text:style-name="T6">(</text:span><text:span text:style-name="T7">"newclassname"</text:span><text:span text:style-name="T6">)</text:span><text:span text:style-name="T8">;</text:span></text:p>
      <text:p text:style-name="P10"/>
      <text:p text:style-name="P7"><text:s text:c="12"/><text:span text:style-name="T2">// add &amp; remove multiple classes</text:span></text:p>
      <text:p text:style-name="P11"><text:s text:c="12"/><text:span text:style-name="T3">$</text:span><text:span text:style-name="T6">(</text:span><text:span text:style-name="T7">"#DivID"</text:span><text:span text:style-name="T6">).</text:span><text:span text:style-name="T3">removeClass</text:span><text:span text:style-name="T6">(</text:span><text:span text:style-name="T7">"classname classname2"</text:span><text:span text:style-name="T6">).</text:span><text:span text:style-name="T3">addClass</text:span><text:span text:style-name="T6">(</text:span><text:span text:style-name="T7">"newclassname newclassname2"</text:span><text:span text:style-name="T6">)</text:span><text:span text:style-name="T8">;</text:span></text:p>
      <text:p text:style-name="P12"><text:span text:style-name="Source_20_Text"><text:span text:style-name="T5"><text:s text:c="11"/></text:span></text:span><text:span text:style-name="Source_20_Text"><text:span text:style-name="T4">//--- GET &amp; SET TEXTBOX VALUE ---// </text:span></text:span></text:p>
      <text:p text:style-name="P8"><text:s text:c="12"/><text:span text:style-name="T3">//--- CAN ALSO BE USED ON ANY OTHER ELEMENT THAT HAS A VALUE PROPERTY ---//</text:span></text:p>
      <text:p text:style-name="P7"><text:s text:c="12"/><text:span text:style-name="T2">// get the value of a textbox</text:span></text:p>
      <text:p text:style-name="P7"><text:s text:c="12"/><text:span text:style-name="T10">var</text:span><text:span text:style-name="T3"> TextboxValue </text:span><text:span text:style-name="T6">=</text:span><text:span text:style-name="T3"> $</text:span><text:span text:style-name="T6">(</text:span><text:span text:style-name="T7">"#TextboxID"</text:span><text:span text:style-name="T6">).</text:span><text:span text:style-name="T3">val</text:span><text:span text:style-name="T6">()</text:span><text:span text:style-name="T8">;</text:span></text:p>
      <text:p text:style-name="P10"/>
      <text:p text:style-name="P7"><text:s text:c="12"/><text:span text:style-name="T2">// set the value of a textbox</text:span></text:p>
      <text:p text:style-name="P11"><text:soft-page-break/><text:s text:c="12"/><text:span text:style-name="T3">$</text:span><text:span text:style-name="T6">(</text:span><text:span text:style-name="T7">"#TextboxID"</text:span><text:span text:style-name="T6">).</text:span><text:span text:style-name="T3">val</text:span><text:span text:style-name="T6">(</text:span><text:span text:style-name="T7">"New Textbox Value Here"</text:span><text:span text:style-name="T6">)</text:span><text:span text:style-name="T8">;</text:span></text:p>
      <text:p text:style-name="P12"><text:span text:style-name="Source_20_Text"><text:span text:style-name="T5"><text:s text:c="12"/></text:span></text:span><text:span text:style-name="Source_20_Text"><text:span text:style-name="T4">//--- GET &amp; SET HTML OF ELEMENT ---//</text:span></text:span></text:p>
      <text:p text:style-name="P7"><text:s text:c="12"/><text:span text:style-name="T2">// get element html</text:span></text:p>
      <text:p text:style-name="P7"><text:s text:c="12"/><text:span text:style-name="T10">var</text:span><text:span text:style-name="T3"> DivHTML </text:span><text:span text:style-name="T6">=</text:span><text:span text:style-name="T3"> $</text:span><text:span text:style-name="T6">(</text:span><text:span text:style-name="T7">"#DivID"</text:span><text:span text:style-name="T6">).</text:span><text:span text:style-name="T3">html</text:span><text:span text:style-name="T6">()</text:span><text:span text:style-name="T8">;</text:span></text:p>
      <text:p text:style-name="P10"/>
      <text:p text:style-name="P7"><text:s text:c="12"/><text:span text:style-name="T2">// set element html</text:span></text:p>
      <text:p text:style-name="P11"><text:s text:c="12"/><text:span text:style-name="T3">$</text:span><text:span text:style-name="T6">(</text:span><text:span text:style-name="T7">"#DivID"</text:span><text:span text:style-name="T6">).</text:span><text:span text:style-name="T3">html</text:span><text:span text:style-name="T6">(</text:span><text:span text:style-name="T7">"&lt;p&gt;This is the new html&lt;/p&gt;"</text:span><text:span text:style-name="T6">)</text:span><text:span text:style-name="T8">;</text:span></text:p>
      <text:p text:style-name="P12"><text:span text:style-name="Source_20_Text"><text:span text:style-name="T5"><text:s text:c="12"/></text:span></text:span><text:span text:style-name="Source_20_Text"><text:span text:style-name="T4">//--- GET &amp; SET TEXT OF ELEMENT ---//</text:span></text:span></text:p>
      <text:p text:style-name="P7"><text:s text:c="12"/><text:span text:style-name="T2">// get text of element</text:span></text:p>
      <text:p text:style-name="P7"><text:s text:c="12"/><text:span text:style-name="T10">var</text:span><text:span text:style-name="T3"> DivText </text:span><text:span text:style-name="T6">=</text:span><text:span text:style-name="T3"> $</text:span><text:span text:style-name="T6">(</text:span><text:span text:style-name="T7">"#DivID"</text:span><text:span text:style-name="T6">).</text:span><text:span text:style-name="T3">text</text:span><text:span text:style-name="T6">()</text:span><text:span text:style-name="T8">;</text:span></text:p>
      <text:p text:style-name="P10"/>
      <text:p text:style-name="P7"><text:s text:c="12"/><text:span text:style-name="T2">// set text of element</text:span></text:p>
      <text:p text:style-name="P11"><text:s text:c="12"/><text:span text:style-name="T3">$</text:span><text:span text:style-name="T6">(</text:span><text:span text:style-name="T7">"#DivID"</text:span><text:span text:style-name="T6">).</text:span><text:span text:style-name="T3">text</text:span><text:span text:style-name="T6">(</text:span><text:span text:style-name="T7">"This is the new text."</text:span><text:span text:style-name="T6">)</text:span><text:span text:style-name="T8">;</text:span></text:p>
      <text:p text:style-name="P5"><text:span text:style-name="Source_20_Text"><text:span text:style-name="T1"/></text:span></text:p>
      <text:p text:style-name="P9"><text:s text:c="8"/><text:span text:style-name="T3">//--- GET &amp; SET ELEMENT'S WIDTH &amp; HEIGHT</text:span></text:p>
      <text:p text:style-name="P7"><text:s text:c="12"/><text:span text:style-name="T2">// get element height</text:span></text:p>
      <text:p text:style-name="P7"><text:s text:c="12"/><text:span text:style-name="T10">var</text:span><text:span text:style-name="T3"> ElementHeight </text:span><text:span text:style-name="T6">=</text:span><text:span text:style-name="T3"> $</text:span><text:span text:style-name="T6">(</text:span><text:span text:style-name="T7">"#DivID"</text:span><text:span text:style-name="T6">).</text:span><text:span text:style-name="T3">height</text:span><text:span text:style-name="T6">()</text:span><text:span text:style-name="T8">;</text:span></text:p>
      <text:p text:style-name="P10"/>
      <text:p text:style-name="P7"><text:s text:c="12"/><text:span text:style-name="T2">// set element height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height</text:span><text:span text:style-name="T6">(</text:span><text:span text:style-name="T9">300</text:span><text:span text:style-name="T6">)</text:span><text:span text:style-name="T8">;</text:span></text:p>
      <text:p text:style-name="P10"/>
      <text:p text:style-name="P10"/>
      <text:p text:style-name="P7"><text:s text:c="12"/><text:span text:style-name="T2">// get element width</text:span></text:p>
      <text:p text:style-name="P7"><text:s text:c="12"/><text:span text:style-name="T10">var</text:span><text:span text:style-name="T3"> ElementWidth </text:span><text:span text:style-name="T6">=</text:span><text:span text:style-name="T3"> $</text:span><text:span text:style-name="T6">(</text:span><text:span text:style-name="T7">"#DivID"</text:span><text:span text:style-name="T6">).</text:span><text:span text:style-name="T3">width</text:span><text:span text:style-name="T6">()</text:span><text:span text:style-name="T8">;</text:span></text:p>
      <text:p text:style-name="P10"/>
      <text:p text:style-name="P7"><text:s text:c="12"/><text:span text:style-name="T2">// set element width</text:span></text:p>
      <text:p text:style-name="P11"><text:s text:c="12"/><text:span text:style-name="T3">$</text:span><text:span text:style-name="T6">(</text:span><text:span text:style-name="T7">"#DivID"</text:span><text:span text:style-name="T6">).</text:span><text:span text:style-name="T3">width</text:span><text:span text:style-name="T6">(</text:span><text:span text:style-name="T9">600</text:span><text:span text:style-name="T6">)</text:span><text:span text:style-name="T8">;</text:span></text:p>
      <text:p text:style-name="P1"/>
      <text:p text:style-name="P9"><text:s text:c="12"/><text:span text:style-name="T3">//--- CHANGE AN ELEMENT'S CSS PROPERTY ---//</text:span></text:p>
      <text:p text:style-name="P7"><text:s text:c="12"/><text:span text:style-name="T3">$</text:span><text:span text:style-name="T6">(</text:span><text:span text:style-name="T7">"#DivID"</text:span><text:span text:style-name="T6">).</text:span><text:span text:style-name="T3">css</text:span><text:span text:style-name="T6">(</text:span><text:span text:style-name="T7">"background-color"</text:span><text:span text:style-name="T6">,</text:span><text:span text:style-name="T3"> </text:span><text:span text:style-name="T7">"#000"</text:span><text:span text:style-name="T6">)</text:span><text:span text:style-name="T8">;</text:span></text:p>
      <text:p text:style-name="P11"><text:s text:c="12"/><text:span text:style-name="T3">$</text:span><text:span text:style-name="T6">(</text:span><text:span text:style-name="T7">"#DivID"</text:span><text:span text:style-name="T6">).</text:span><text:span text:style-name="T3">css</text:span><text:span text:style-name="T6">(</text:span><text:span text:style-name="T7">"border"</text:span><text:span text:style-name="T6">,</text:span><text:span text:style-name="T3"> </text:span><text:span text:style-name="T7">"solid 2px #ff0000"</text:span><text:span text:style-name="T6">)</text:span><text:span text:style-name="T8">;</text:span></text:p>
      <text:p text:style-name="P5"><text:line-break/></text:p>
      <text:p text:style-name="P1">CANVAS</text:p>
      <text:p text:style-name="P1">HTML</text:p>
      <text:p text:style-name="P4">&lt;!DOCTYPE html&gt;</text:p>
      <text:p text:style-name="P4">&lt;html&gt;</text:p>
      <text:p text:style-name="P4"><text:tab/>&lt;head&gt;</text:p>
      <text:p text:style-name="P4"><text:tab/><text:tab/>&lt;title&gt;Solucao&lt;/title&gt;</text:p>
      <text:p text:style-name="P4"><text:tab/><text:tab/>&lt;script src="jquery.min.js" type="text/javascript"&gt;&lt;/script&gt;</text:p>
      <text:p text:style-name="P4"><text:tab/><text:tab/>&lt;script src="solucao.js" type="text/javascript"&gt;&lt;/script&gt;</text:p>
      <text:p text:style-name="P4"><text:tab/><text:tab/>&lt;link href="solucao.css" type="text/css" rel="stylesheet"/&gt;</text:p>
      <text:p text:style-name="P4"><text:soft-page-break/><text:tab/>&lt;/head&gt;</text:p>
      <text:p text:style-name="P4"><text:tab/>&lt;body&gt;</text:p>
      <text:p text:style-name="P4"><text:tab/><text:tab/>&lt;canvas id="canvas" width="400" height="300"&gt;&lt;/canvas&gt;</text:p>
      <text:p text:style-name="P4"><text:tab/><text:tab/>&lt;div&gt;</text:p>
      <text:p text:style-name="P4"><text:tab/><text:tab/><text:tab/>&lt;button id="start"&gt;Start Animation&lt;/button&gt;</text:p>
      <text:p text:style-name="P4"><text:tab/><text:tab/><text:tab/>&lt;button id="stop"&gt;Stop Animation&lt;/button&gt;</text:p>
      <text:p text:style-name="P4"><text:tab/><text:tab/>&lt;/div&gt;</text:p>
      <text:p text:style-name="P4"><text:tab/>&lt;/body&gt;</text:p>
      <text:p text:style-name="P4">&lt;/html&gt;</text:p>
      <text:p text:style-name="P1">CSS</text:p>
      <text:p text:style-name="P1"/>
      <text:p text:style-name="P4">body {</text:p>
      <text:p text:style-name="P4"><text:tab/>font-family: Verdana;</text:p>
      <text:p text:style-name="P4"><text:tab/>font-size: small;</text:p>
      <text:p text:style-name="P4">}</text:p>
      <text:p text:style-name="P4"/>
      <text:p text:style-name="P4">canvas {</text:p>
      <text:p text:style-name="P4"><text:tab/>cursor: pointer;</text:p>
      <text:p text:style-name="P4"><text:tab/>border: 1px solid black;</text:p>
      <text:p text:style-name="P3"><text:span text:style-name="T1">}</text:span><text:tab/></text:p>
      <text:p text:style-name="P1"/>
      <text:p text:style-name="P1">JS</text:p>
      <text:p text:style-name="P1"/>
      <text:p text:style-name="P4">function Shape(canvas, x, y){</text:p>
      <text:p text:style-name="P4"><text:tab/>if(canvas){</text:p>
      <text:p text:style-name="P4"><text:tab/><text:tab/>this.context = canvas.getContext("2d");</text:p>
      <text:p text:style-name="P4"><text:tab/><text:tab/>this.x = x;</text:p>
      <text:p text:style-name="P4"><text:tab/><text:tab/>this.y = y;</text:p>
      <text:p text:style-name="P4"><text:tab/>}</text:p>
      <text:p text:style-name="P4">}</text:p>
      <text:p text:style-name="P4"/>
      <text:p text:style-name="P4">Shape.prototype.getColor = function(){</text:p>
      <text:p text:style-name="P4"><text:tab/>if(this.color == undefined){</text:p>
      <text:p text:style-name="P4"><text:tab/><text:tab/>this.color = "green";</text:p>
      <text:p text:style-name="P4"><text:tab/>}</text:p>
      <text:p text:style-name="P4"><text:tab/>return this.color;</text:p>
      <text:p text:style-name="P4">}</text:p>
      <text:p text:style-name="P4"/>
      <text:p text:style-name="P4">function Square(canvas, x, y, side, rotation) {</text:p>
      <text:p text:style-name="P4"><text:tab/>Shape.call(this, canvas, x, y);</text:p>
      <text:p text:style-name="P4"><text:tab/>this.side = side;</text:p>
      <text:p text:style-name="P4"><text:tab/>this.rotation = rotation;</text:p>
      <text:p text:style-name="P4">}</text:p>
      <text:p text:style-name="P4"/>
      <text:p text:style-name="P4">Square.prototype = new Shape(); // clone(Shape.prototype);</text:p>
      <text:p text:style-name="P4">Square.prototype.constructor = Square;</text:p>
      <text:p text:style-name="P4"/>
      <text:p text:style-name="P4">Square.prototype.draw = function () {</text:p>
      <text:p text:style-name="P4"><text:s text:c="4"/>// Draw the circle.</text:p>
      <text:p text:style-name="P4"><text:s text:c="4"/>this.context.save();</text:p>
      <text:p text:style-name="P4"><text:s text:c="4"/>this.context.beginPath();</text:p>
      <text:p text:style-name="P4"><text:s text:c="4"/>// Rotation</text:p>
      <text:p text:style-name="P4"><text:soft-page-break/><text:s text:c="4"/>this.context.translate((this.x)/2, (this.y)/2);</text:p>
      <text:p text:style-name="P4"><text:s text:c="4"/>this.context.rotate(this.rotation * Math.PI / 180);</text:p>
      <text:p text:style-name="P4"><text:s text:c="4"/>this.context.rect(0, 0, this.side, this.side);</text:p>
      <text:p text:style-name="P4"><text:s text:c="4"/>// Style</text:p>
      <text:p text:style-name="P4"><text:s text:c="4"/>this.context.fillStyle = this.getColor();</text:p>
      <text:p text:style-name="P4"><text:s text:c="4"/>this.context.strokeStyle = "black";</text:p>
      <text:p text:style-name="P4"><text:s text:c="4"/>this.context.lineWidth = 1;</text:p>
      <text:p text:style-name="P4"><text:s text:c="4"/>this.context.fill();</text:p>
      <text:p text:style-name="P4"><text:s text:c="4"/>this.context.stroke(); <text:s text:c="2"/></text:p>
      <text:p text:style-name="P4"/>
      <text:p text:style-name="P4"><text:s text:c="4"/>this.context.restore();</text:p>
      <text:p text:style-name="P4">};</text:p>
      <text:p text:style-name="P4"/>
      <text:p text:style-name="P4">// This array hold all the circles on the canvas.</text:p>
      <text:p text:style-name="P4">var shapes = [];</text:p>
      <text:p text:style-name="P4"/>
      <text:p text:style-name="P4">var canvas;</text:p>
      <text:p text:style-name="P4">var context;</text:p>
      <text:p text:style-name="P4"/>
      <text:p text:style-name="P4">$(document).ready(function() {</text:p>
      <text:p text:style-name="P4"><text:s text:c="2"/>/*</text:p>
      <text:p text:style-name="P4"/>
      <text:p text:style-name="P4"><text:s text:c="2"/>canvas = $('#canvas');</text:p>
      <text:p text:style-name="P4"><text:s text:c="2"/>context = canvas.getContext("2d");</text:p>
      <text:p text:style-name="P4"><text:s text:c="2"/>$('#start').click = startAnimation;</text:p>
      <text:p text:style-name="P4"><text:s text:c="2"/>$('#stop').click = stopAnimation;</text:p>
      <text:p text:style-name="P4"><text:s text:c="2"/>initCanvas();</text:p>
      <text:p text:style-name="P4"><text:s text:c="2"/>*/</text:p>
      <text:p text:style-name="P4"><text:s text:c="2"/>canvas = $("#canvas")[0];</text:p>
      <text:p text:style-name="P4"><text:s text:c="2"/>context = canvas.getContext("2d");</text:p>
      <text:p text:style-name="P4"><text:s text:c="2"/>$("#start").click(startAnimation);</text:p>
      <text:p text:style-name="P4"><text:s text:c="2"/>$("#stop").click(stopAnimation);</text:p>
      <text:p text:style-name="P4"><text:s text:c="2"/>initCanvas();</text:p>
      <text:p text:style-name="P4">});</text:p>
      <text:p text:style-name="P4"/>
      <text:p text:style-name="P4">function initCanvas(){</text:p>
      <text:p text:style-name="P4"><text:tab/>addShape(100, 100);</text:p>
      <text:p text:style-name="P4"><text:s text:c="2"/><text:tab/>addShape(150, 100);</text:p>
      <text:p text:style-name="P4">}</text:p>
      <text:p text:style-name="P4"/>
      <text:p text:style-name="P4">function addShape(x, y) {</text:p>
      <text:p text:style-name="P4"><text:tab/>var size = 20, rotation = 0;</text:p>
      <text:p text:style-name="P4"><text:tab/>if(shapes.length &gt;= 2){</text:p>
      <text:p text:style-name="P4"><text:tab/><text:tab/>size = shapes[shapes.length-2].side * 1.25;</text:p>
      <text:p text:style-name="P4"><text:tab/><text:tab/>rotation = shapes[shapes.length-2].rotation + 25;</text:p>
      <text:p text:style-name="P4"><text:tab/>}</text:p>
      <text:p text:style-name="P4"/>
      <text:p text:style-name="P4"><text:s text:c="2"/><text:tab/>// Create the new shape.</text:p>
      <text:p text:style-name="P4"><text:s text:c="2"/><text:tab/>var shape = new Square(canvas, x, y, size, rotation);</text:p>
      <text:p text:style-name="P4"><text:s text:c="2"/><text:tab/>// Store it in the array.</text:p>
      <text:p text:style-name="P4"><text:tab/>shapes.push(shape);</text:p>
      <text:p text:style-name="P4"><text:tab/>// Draw the canvas.</text:p>
      <text:p text:style-name="P4"><text:soft-page-break/><text:tab/>drawShapes();</text:p>
      <text:p text:style-name="P4">}</text:p>
      <text:p text:style-name="P4"/>
      <text:p text:style-name="P4"/>
      <text:p text:style-name="P4">function drawShapes() {</text:p>
      <text:p text:style-name="P4"><text:s text:c="2"/>// Clear the canvas.</text:p>
      <text:p text:style-name="P4"><text:s text:c="2"/>context.clearRect(0, 0, canvas.width, canvas.height);</text:p>
      <text:p text:style-name="P4"/>
      <text:p text:style-name="P4"><text:s text:c="2"/>// Go through all the shapes.</text:p>
      <text:p text:style-name="P4"><text:s text:c="2"/>for(var i = 0; i &lt; shapes.length; i++) {</text:p>
      <text:p text:style-name="P4"><text:s text:c="4"/>var shape = shapes[i];</text:p>
      <text:p text:style-name="P4"><text:s text:c="4"/>shape.draw();</text:p>
      <text:p text:style-name="P4"><text:s text:c="2"/>}</text:p>
      <text:p text:style-name="P4">}</text:p>
      <text:p text:style-name="P4"/>
      <text:p text:style-name="P4">var interval1;</text:p>
      <text:p text:style-name="P4">var interval2;</text:p>
      <text:p text:style-name="P4">var interval3;</text:p>
      <text:p text:style-name="P4"/>
      <text:p text:style-name="P4">function startAnimation(){</text:p>
      <text:p text:style-name="P4"><text:tab/>interval1 = setInterval("addShape(100, 100)", 1000);</text:p>
      <text:p text:style-name="P4"><text:tab/>interval2 = setInterval("addShape(150, 100)", 1000);</text:p>
      <text:p text:style-name="P4"><text:tab/>interval3 = setInterval("restartAnimation()", 8000);</text:p>
      <text:p text:style-name="P4">}</text:p>
      <text:p text:style-name="P4"/>
      <text:p text:style-name="P4">function restartAnimation(){</text:p>
      <text:p text:style-name="P4"><text:tab/>clearInterval(interval1);</text:p>
      <text:p text:style-name="P4"><text:tab/>clearInterval(interval2);</text:p>
      <text:p text:style-name="P4"><text:tab/>clearInterval(interval3);</text:p>
      <text:p text:style-name="P4"><text:tab/>shapes = [];</text:p>
      <text:p text:style-name="P4"><text:tab/>initCanvas();</text:p>
      <text:p text:style-name="P4"><text:tab/>startAnimation();</text:p>
      <text:p text:style-name="P4">}</text:p>
      <text:p text:style-name="P4"/>
      <text:p text:style-name="P4">function stopAnimation(){</text:p>
      <text:p text:style-name="P4"><text:tab/>clearInterval(interval1);</text:p>
      <text:p text:style-name="P4"><text:tab/>clearInterval(interval2);</text:p>
      <text:p text:style-name="P4"><text:tab/>clearInterval(interval3);</text:p>
      <text:p text:style-name="P4">}</text:p>
      <text:p text:style-name="P4"/>
      <text:p text:style-name="P4">function randomFromTo(from, to) {</text:p>
      <text:p text:style-name="P4"><text:s text:c="2"/>return Math.floor(Math.random() * (to - from + 1) + from);</text:p>
      <text:p text:style-name="P4">}</text:p>
      <text:p text:style-name="P1"/>
      <text:p text:style-name="P1">Java Script OO</text:p>
      <text:p text:style-name="Standard"/>
      <text:p text:style-name="Standard">function Mammal(name){ </text:p>
      <text:p text:style-name="Standard"><text:tab/>this.name=name;</text:p>
      <text:p text:style-name="Standard"><text:tab/>this.offspring=[];</text:p>
      <text:p text:style-name="Standard">} </text:p>
      <text:p text:style-name="Standard">Mammal.prototype.haveABaby=function(){ </text:p>
      <text:p text:style-name="Standard"><text:tab/>var newBaby=new Mammal("Baby "+this.name);</text:p>
      <text:p text:style-name="Standard"><text:soft-page-break/><text:tab/>this.offspring.push(newBaby);</text:p>
      <text:p text:style-name="Standard"><text:tab/>return newBaby;</text:p>
      <text:p text:style-name="Standard">} </text:p>
      <text:p text:style-name="Standard">Mammal.prototype.toString=function(){ </text:p>
      <text:p text:style-name="Standard"><text:tab/>return '[Mammal "'+this.name+'"]';</text:p>
      <text:p text:style-name="Standard">} </text:p>
      <text:p text:style-name="Standard"/>
      <text:p text:style-name="Standard"/>
      <text:p text:style-name="Standard">Cat.prototype = new Mammal(); <text:s text:c="7"/>// Here's where the inheritance occurs </text:p>
      <text:p text:style-name="Standard">Cat.prototype.constructor=Cat; <text:s text:c="6"/>// Otherwise instances of Cat would have a constructor of Mammal </text:p>
      <text:p text:style-name="Standard">function Cat(name){ </text:p>
      <text:p text:style-name="Standard"><text:tab/>this.name=name;</text:p>
      <text:p text:style-name="Standard">} </text:p>
      <text:p text:style-name="Standard">Cat.prototype.toString=function(){ </text:p>
      <text:p text:style-name="Standard"><text:tab/>return '[Cat "'+this.name+'"]';</text:p>
      <text:p text:style-name="Standard">} </text:p>
      <text:p text:style-name="Standard"/>
      <text:p text:style-name="Standard"/>
      <text:p text:style-name="Standard">var someAnimal = new Mammal('Mr. Biggles');</text:p>
      <text:p text:style-name="Standard">var myPet = new Cat('Felix');</text:p>
      <text:p text:style-name="Standard">alert('someAnimal is '+someAnimal); <text:s text:c="2"/>// results in 'someAnimal is [Mammal "Mr. Biggles"]' </text:p>
      <text:p text:style-name="Standard">alert('myPet is '+myPet); <text:s text:c="12"/>// results in 'myPet is [Cat "Felix"]' </text:p>
      <text:p text:style-name="Standard"/>
      <text:p text:style-name="Standard">myPet.haveABaby(); <text:s text:c="19"/>// calls a method inherited from Mammal </text:p>
      <text:p text:style-name="Standard">alert(myPet.offspring.length); <text:s text:c="7"/>// shows that the cat has one baby now </text:p>
      <text:p text:style-name="Standard">alert(myPet.offspring[0]); <text:s text:c="11"/>// results in '[Mammal "Baby Felix"]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roid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arreira</meta:initial-creator>
    <meta:creation-date>2014-10-15T02:09:35</meta:creation-date>
    <dc:date>2014-10-15T12:34:15</dc:date>
    <dc:creator>Daniel Parreira</dc:creator>
    <meta:editing-duration>PT9M14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8" meta:paragraph-count="276" meta:word-count="960" meta:character-count="9185" meta:non-whitespace-character-count="6854"/>
  </office:meta>
</office:document-meta>
</file>